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3.2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14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1.834cm"/>
    </style:style>
    <style:style style:name="gr4" style:family="graphic" style:parent-style-name="standard">
      <style:graphic-properties draw:textarea-horizontal-align="justify" draw:textarea-vertical-align="middle" draw:auto-grow-height="false" fo:min-height="0.882cm" fo:min-width="2.754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2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1.8cm" svg:x="9.4cm" svg:y="1.8cm">
          <text:p text:style-name="P1">Interpreter</text:p>
          <text:p text:style-name="P1">Math 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4.5cm" svg:height="1.8cm" svg:x="3.9cm" svg:y="4.5cm">
          <text:p text:style-name="P1">Game</text:p>
          <text:p text:style-name="P1">Music Inventory Creatures Particles Players Aren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7cm" svg:height="1.8cm" svg:x="5.7cm" svg:y="9cm">
          <text:p text:style-name="P1">Interactions</text:p>
          <text:p text:style-name="P1">Interac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7cm" svg:height="1.8cm" svg:x="11.4cm" svg:y="9cm">
          <text:p text:style-name="P1">Creature</text:p>
          <text:p text:style-name="P1">State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3cm" svg:height="1.6cm" svg:x="2cm" svg:y="7cm">
          <text:p text:style-name="P1">Start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4.6cm" svg:height="1.6cm" svg:x="15.4cm" svg:y="7cm">
          <text:p text:style-name="P1">Lua Termina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6" draw:id="id6" draw:layer="layout" svg:width="3.9cm" svg:height="1.6cm" svg:x="5.6cm" svg:y="12.3cm">
          <text:p text:style-name="P1">Interac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3.3cm" svg:height="1.6cm" svg:x="11.6cm" svg:y="12.4cm">
          <text:p text:style-name="P1">Creatu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3cm" svg:y1="3.6cm" svg:x2="11.3cm" svg:y2="4.5cm">
          <text:p/>
        </draw:line>
        <draw:connector draw:style-name="gr6" draw:text-style-name="P2" draw:layer="layout" svg:x1="11.15cm" svg:y1="6.3cm" svg:x2="7.55cm" svg:y2="9cm" draw:start-shape="id1" draw:start-glue-point="2" draw:end-shape="id2" draw:end-glue-point="0" svg:d="M11150 6300v1350h-3600v1350" svg:viewBox="0 0 3601 2701">
          <text:p/>
        </draw:connector>
        <draw:connector draw:style-name="gr6" draw:text-style-name="P2" draw:layer="layout" svg:x1="11.15cm" svg:y1="6.3cm" svg:x2="13.25cm" svg:y2="9cm" draw:start-shape="id1" draw:start-glue-point="2" draw:end-shape="id3" draw:end-glue-point="0" svg:d="M11150 6300v1350h2100v1350" svg:viewBox="0 0 2101 2701">
          <text:p/>
        </draw:connector>
        <draw:connector draw:style-name="gr7" draw:text-style-name="P1" draw:layer="layout" svg:x1="3.9cm" svg:y1="5.4cm" svg:x2="2.483cm" svg:y2="7.234cm" draw:start-shape="id1" draw:start-glue-point="3" draw:end-shape="id4" draw:end-glue-point="5" svg:d="M3900 5400h-1417v1834" svg:viewBox="0 0 1418 1835">
          <text:p/>
        </draw:connector>
        <draw:connector draw:style-name="gr7" draw:text-style-name="P1" draw:layer="layout" svg:x1="18.4cm" svg:y1="5.4cm" svg:x2="19.327cm" svg:y2="7.234cm" draw:start-shape="id1" draw:start-glue-point="1" draw:end-shape="id5" draw:end-glue-point="11" svg:d="M18400 5400h927v1834" svg:viewBox="0 0 928 1835">
          <text:p/>
        </draw:connector>
        <draw:connector draw:style-name="gr7" draw:text-style-name="P1" draw:layer="layout" svg:x1="7.55cm" svg:y1="10.8cm" svg:x2="7.55cm" svg:y2="12.3cm" draw:start-shape="id2" draw:start-glue-point="2" draw:end-shape="id6" draw:end-glue-point="4" svg:d="M7550 10800v1500" svg:viewBox="0 0 1 1501">
          <text:p/>
        </draw:connector>
        <draw:connector draw:style-name="gr7" draw:text-style-name="P1" draw:layer="layout" svg:x1="13.25cm" svg:y1="10.8cm" svg:x2="13.25cm" svg:y2="12.4cm" draw:start-shape="id3" draw:start-glue-point="2" draw:end-shape="id7" draw:end-glue-point="4" svg:d="M13250 108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20:58:58.054089780</meta:creation-date>
    <dc:date>2016-07-08T21:06:17.011719753</dc:date>
    <meta:editing-duration>PT32S</meta:editing-duration>
    <meta:editing-cycles>1</meta:editing-cycles>
    <meta:document-statistic meta:object-count="15"/>
    <meta:generator>LibreOffice/5.1.4.2$Linux_X86_64 LibreOffice_project/10m0$Build-2</meta:generator>
  </office:meta>
</office:document-meta>
</file>